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getXML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remove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do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eld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SelectionList( SelectionList selection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setSelectionLi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SuggestionList( SelectionList suggestion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Field( FieldDefinition field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.getSugges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eld.generateItemSaxFragment( ContentHandler contentHandler , Locale loca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eld.setSuggestion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.setValidationError( ValidationError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broadcastEven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Suggestion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.getValu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.setValue( Object new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eld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readFromRequest( FormContext form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eld.readFromRequest( String newEntered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eld.isSugg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Fiel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SuggestionLi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applyWhitespaceTrim(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eld.doPar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.setSelectionList( Object model , String valuePath , String lab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